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5.29mm"/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7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9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0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2" style:family="table-cell" style:parent-style-name="Default" style:data-style-name="N1000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7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4" office:value-type="string" calcext:value-type="string">
            <text:p>Task</text:p>
          </table:table-cell>
          <table:table-cell table:style-name="ce27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Conduction of various research on Scala and on the Play framework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9" office:value-type="date" office:date-value="2016-03-01" calcext:value-type="date">
            <text:p>01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Writing of the specifications and the logbook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Writing of the planning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Writing of the planning and creation of the GitHub deposit</text:p>
          </table:table-cell>
          <table:table-cell table:style-name="ce27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9" office:value-type="date" office:date-value="2016-03-07" calcext:value-type="date">
            <text:p>07.03.16</text:p>
          </table:table-cell>
          <table:table-cell table:style-name="ce12" office:value-type="float" office:value="6" calcext:value-type="float">
            <text:p>6</text:p>
          </table:table-cell>
          <table:table-cell table:style-name="ce20" office:value-type="string" calcext:value-type="string">
            <text:p>Analysis of the Twitter's API and of Twitter4J, and consequently writing of the analysis documentation</text:p>
          </table:table-cell>
          <table:table-cell table:style-name="ce27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9" office:value-type="date" office:date-value="2016-03-15" calcext:value-type="date">
            <text:p>15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10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8" office:value-type="string" calcext:value-type="string">
            <text:p>Installation and production of tests on Twitter4J</text:p>
          </table:table-cell>
          <table:table-cell table:style-name="ce27" table:number-columns-repeated="1020"/>
        </table:table-row>
        <table:table-row table:style-name="ro1">
          <table:covered-table-cell table:style-name="ce5"/>
          <table:table-cell table:style-name="ce10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8" office:value-type="string" calcext:value-type="string">
            <text:p>Production of stats in the prototype application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8" office:value-type="string" calcext:value-type="string">
            <text:p>Analysis of various Twitter's research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9" office:value-type="date" office:date-value="2016-04-04" calcext:value-type="date" table:number-columns-spanned="1" table:number-rows-spanned="2">
            <text:p>04.04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Finalization of the specifications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3.5" calcext:value-type="float">
            <text:p>3.5</text:p>
          </table:table-cell>
          <table:table-cell table:style-name="ce18" office:value-type="string" calcext:value-type="string">
            <text:p>Analysis of libraries concerning the maps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Adaptation of the map vizualisation app for the Tweets' visualization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9" office:value-type="date" office:date-value="2016-04-11" calcext:value-type="date">
            <text:p>11.04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Display of Tweets in the JavaScript application</text:p>
          </table:table-cell>
          <table:table-cell table:style-name="ce27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9" office:value-type="string" calcext:value-type="string">
            <text:p>Production of the application's mock-up</text:p>
          </table:table-cell>
          <table:table-cell table:style-name="ce27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9" office:value-type="date" office:date-value="2016-04-18" calcext:value-type="date">
            <text:p>18.04.16</text:p>
          </table:table-cell>
          <table:table-cell table:style-name="ce12" office:value-type="float" office:value="3.5" calcext:value-type="float">
            <text:p>3.5</text:p>
          </table:table-cell>
          <table:table-cell table:style-name="ce16" office:value-type="string" calcext:value-type="string">
            <text:p>Production of the application's mock-up and analysis of the already existing applications on the Internet</text:p>
          </table:table-cell>
          <table:table-cell table:style-name="ce27" table:number-columns-repeated="1020"/>
        </table:table-row>
        <table:table-row table:style-name="ro5">
          <table:covered-table-cell table:style-name="ce4"/>
          <table:table-cell table:style-name="ce11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9" office:value-type="string" calcext:value-type="string">
            <text:p>Analysis of the percentage of Tweets which have geolocation tags with various parameters</text:p>
          </table:table-cell>
          <table:table-cell table:style-name="ce27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9" office:value-type="date" office:date-value="2016-04-25" calcext:value-type="date">
            <text:p>25.04.16</text:p>
          </table:table-cell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Analysis and research of interesting subjects and minor modifications on prototype applications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9" office:value-type="date" office:date-value="2016-05-02" calcext:value-type="date" table:number-columns-spanned="1" table:number-rows-spanned="3">
            <text:p>02.05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Modification of the mock-up, according to the 26.04 meeting</text:p>
          </table:table-cell>
          <table:table-cell table:style-name="ce27" table:number-columns-repeated="1020"/>
        </table:table-row>
        <table:table-row table:style-name="ro7">
          <table:covered-table-cell table:style-name="ce3"/>
          <table:covered-table-cell table:style-name="ce10"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Translation of documents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Reading of the Play framework's documentation</text:p>
          </table:table-cell>
          <table:table-cell table:style-name="ce27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9" office:value-type="date" office:date-value="2016-05-16" calcext:value-type="date">
            <text:p>16.05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Reading of the Play framework's documentation and production of test-applications</text:p>
          </table:table-cell>
          <table:table-cell table:style-name="ce27" table:number-columns-repeated="1020"/>
        </table:table-row>
        <table:table-row table:style-name="ro8">
          <table:covered-table-cell table:style-name="ce3"/>
          <table:table-cell table:style-name="ce10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Creation of the application's basics and modification of the documentation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9" office:value-type="date" office:date-value="2016-05-23" calcext:value-type="date">
            <text:p>23.05.1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Importation of the project in the IntelliJ IDE</text:p>
          </table:table-cell>
          <table:table-cell table:style-name="ce27" table:number-columns-repeated="1020"/>
        </table:table-row>
        <table:table-row table:style-name="ro7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8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Modification of the documentation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7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9" office:value-type="date" office:date-value="2016-05-30" calcext:value-type="date">
            <text:p>30.05.16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 table:number-columns-spanned="1" table:number-rows-spanned="2">
            <text:p>Development of the search page's GUI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9" office:value-type="date" office:date-value="2016-06-06" calcext:value-type="date" table:number-columns-spanned="1" table:number-rows-spanned="3">
            <text:p>06.06.1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Translation of the analysis part</text:p>
          </table:table-cell>
          <table:table-cell table:style-name="ce27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Writing of the progress report's structure</text:p>
          </table:table-cell>
          <table:table-cell table:style-name="ce27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Translation of the specifications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Creation and writing of the progress report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8" office:value-type="string" calcext:value-type="string" table:number-columns-spanned="1" table:number-rows-spanned="2">
            <text:p>Writing of the progress report</text:p>
          </table:table-cell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 table:number-columns-spanned="1" table:number-rows-spanned="5">
            <text:p>Writing of the progress report</text:p>
          </table:table-cell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27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9"/>
          <table:table-cell table:style-name="ce27" table:number-columns-repeated="1020"/>
        </table:table-row>
        <table:table-row table:style-name="ro1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13" table:formula="of:=SUM([.C2:.C59])" office:value-type="float" office:value="134" calcext:value-type="float" table:number-columns-spanned="2" table:number-rows-spanned="1">
            <text:p>134</text:p>
          </table:table-cell>
          <table:covered-table-cell table:style-name="ce24"/>
          <table:table-cell table:style-name="ce27" table:number-columns-repeated="1020"/>
        </table:table-row>
        <table:table-row table:style-name="ro1" table:number-rows-repeated="97">
          <table:table-cell table:style-name="ce3" table:number-columns-repeated="3"/>
          <table:table-cell table:style-name="ce25"/>
          <table:table-cell table:style-name="ce27" table:number-columns-repeated="1020"/>
        </table:table-row>
        <table:table-row table:style-name="ro9" table:number-rows-repeated="10484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21:52:33.016701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7T21:52:43.380738360</dc:date>
    <dc:creator>Miguel </dc:creator>
    <meta:editing-duration>P4DT55S</meta:editing-duration>
    <meta:editing-cycles>83</meta:editing-cycles>
    <meta:generator>LibreOffice/4.4.3.2$Linux_X86_64 LibreOffice_project/40m0$Build-2</meta:generator>
    <meta:document-statistic meta:table-count="1" meta:cell-count="179" meta:object-count="0"/>
  </office:meta>
</office:document-meta>
</file>